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officeooo:rsid="00360bbb" officeooo:paragraph-rsid="00360bbb"/>
    </style:style>
    <style:style style:name="P2" style:family="paragraph" style:parent-style-name="Standard">
      <style:paragraph-properties fo:text-align="start" style:justify-single-word="false"/>
      <style:text-properties style:font-name="Arial" fo:font-size="11pt" style:text-underline-style="none" fo:font-weight="normal" officeooo:rsid="001489ce" officeooo:paragraph-rsid="001489ce" style:font-size-asian="11pt" style:font-weight-asian="normal" style:font-size-complex="11pt" style:font-weight-complex="normal"/>
    </style:style>
    <style:style style:name="P3" style:family="paragraph" style:parent-style-name="Standard">
      <style:paragraph-properties fo:line-height="200%" fo:text-align="start" style:justify-single-word="false"/>
      <style:text-properties style:font-name="Arial" fo:font-size="11pt" style:text-underline-style="none" fo:font-weight="normal" officeooo:rsid="001615b2" officeooo:paragraph-rsid="001615b2" style:font-size-asian="9.60000038146973pt" style:font-weight-asian="normal" style:font-size-complex="11pt" style:font-weight-complex="normal"/>
    </style:style>
    <style:style style:name="P4" style:family="paragraph" style:parent-style-name="Standard">
      <style:paragraph-properties fo:line-height="200%" fo:text-align="start" style:justify-single-word="false"/>
      <style:text-properties style:font-name="Arial" fo:font-size="11pt" style:text-underline-style="none" fo:font-weight="normal" officeooo:rsid="00402caa" officeooo:paragraph-rsid="00402caa" style:font-size-asian="9.60000038146973pt" style:font-weight-asian="normal" style:font-size-complex="11pt" style:font-weight-complex="normal"/>
    </style:style>
    <style:style style:name="P5" style:family="paragraph" style:parent-style-name="Standard">
      <style:paragraph-properties fo:line-height="200%" fo:text-align="start" style:justify-single-word="false"/>
      <style:text-properties style:font-name="Arial" fo:font-size="13pt" style:text-underline-style="none" fo:font-weight="bold" officeooo:rsid="001615b2" officeooo:paragraph-rsid="001615b2" style:font-size-asian="11.3500003814697pt" style:font-weight-asian="bold" style:font-size-complex="13pt" style:font-weight-complex="bold"/>
    </style:style>
    <style:style style:name="P6" style:family="paragraph" style:parent-style-name="Standard">
      <style:paragraph-properties fo:line-height="200%" fo:text-align="start" style:justify-single-word="false"/>
      <style:text-properties style:font-name="Arial" fo:font-size="13pt" style:text-underline-style="none" fo:font-weight="bold" officeooo:rsid="001e1953" officeooo:paragraph-rsid="001e1953" style:font-size-asian="11.3500003814697pt" style:font-weight-asian="bold" style:font-size-complex="13pt" style:font-weight-complex="bold"/>
    </style:style>
    <style:style style:name="P7" style:family="paragraph" style:parent-style-name="Standard">
      <style:paragraph-properties fo:line-height="200%" fo:text-align="start" style:justify-single-word="false"/>
      <style:text-properties style:font-name="Arial" fo:font-size="13pt" style:text-underline-style="none" fo:font-weight="bold" officeooo:rsid="001f989d" officeooo:paragraph-rsid="001615b2"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 fo:font-size="16pt" style:text-underline-style="none" fo:font-weight="bold" officeooo:rsid="001489ce" officeooo:paragraph-rsid="001489ce" style:font-size-asian="16pt" style:font-weight-asian="bold" style:font-size-complex="16pt" style:font-weight-complex="bold"/>
    </style:style>
    <style:style style:name="P9" style:family="paragraph" style:parent-style-name="Standard">
      <style:paragraph-properties fo:line-height="200%" fo:text-align="start" style:justify-single-word="false"/>
      <style:text-properties style:font-name="Arial" fo:font-size="11pt" style:text-underline-style="none" fo:font-weight="normal" officeooo:rsid="001f989d" officeooo:paragraph-rsid="001e1953" style:font-size-asian="9.60000038146973pt" style:font-weight-asian="normal" style:font-size-complex="11pt" style:font-weight-complex="normal"/>
    </style:style>
    <style:style style:name="P10" style:family="paragraph" style:parent-style-name="Standard">
      <style:paragraph-properties fo:line-height="150%" fo:text-align="justify" style:justify-single-word="false"/>
      <style:text-properties style:font-name="Arial" fo:font-size="11pt" style:text-underline-style="none" fo:font-weight="normal" officeooo:rsid="00408ebb" officeooo:paragraph-rsid="00408ebb" style:font-size-asian="9.60000038146973pt" style:font-weight-asian="normal" style:font-size-complex="11pt" style:font-weight-complex="normal"/>
    </style:style>
    <style:style style:name="P11" style:family="paragraph" style:parent-style-name="Standard">
      <style:paragraph-properties fo:line-height="150%" fo:text-align="start" style:justify-single-word="false"/>
      <style:text-properties style:font-name="Arial" fo:font-size="11pt" style:text-underline-style="none" fo:font-weight="normal" officeooo:rsid="0017d9eb" officeooo:paragraph-rsid="0017d9eb" style:font-size-asian="9.60000038146973pt" style:font-weight-asian="normal" style:font-size-complex="11pt" style:font-weight-complex="normal"/>
    </style:style>
    <style:style style:name="P12" style:family="paragraph" style:parent-style-name="Standard">
      <style:paragraph-properties fo:line-height="150%" fo:text-align="start" style:justify-single-word="false"/>
      <style:text-properties style:font-name="Arial" fo:font-size="11pt" style:text-underline-style="none" fo:font-weight="normal" officeooo:rsid="00187928" officeooo:paragraph-rsid="00187928" style:font-size-asian="9.60000038146973pt" style:font-weight-asian="normal" style:font-size-complex="11pt" style:font-weight-complex="normal"/>
    </style:style>
    <style:style style:name="P13" style:family="paragraph" style:parent-style-name="Standard">
      <style:paragraph-properties fo:line-height="150%" fo:text-align="justify" style:justify-single-word="false"/>
      <style:text-properties style:font-name="Arial" fo:font-size="11pt" style:text-underline-style="none" fo:font-weight="normal" officeooo:rsid="0018db93" officeooo:paragraph-rsid="0018db93" style:font-size-asian="9.60000038146973pt" style:font-weight-asian="normal" style:font-size-complex="11pt" style:font-weight-complex="normal"/>
    </style:style>
    <style:style style:name="P14" style:family="paragraph" style:parent-style-name="Standard">
      <style:paragraph-properties fo:line-height="150%" fo:text-align="justify" style:justify-single-word="false"/>
      <style:text-properties style:font-name="Arial" fo:font-size="11pt" style:text-underline-style="none" fo:font-weight="normal" officeooo:rsid="001ac262" officeooo:paragraph-rsid="001ac262" style:font-size-asian="9.60000038146973pt" style:font-weight-asian="normal" style:font-size-complex="11pt" style:font-weight-complex="normal"/>
    </style:style>
    <style:style style:name="P15"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officeooo:rsid="0017d9eb" officeooo:paragraph-rsid="0017d9eb" style:font-size-asian="9.60000038146973pt" style:font-weight-asian="normal" style:font-size-complex="11pt" style:font-weight-complex="normal"/>
    </style:style>
    <style:style style:name="P16"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officeooo:rsid="0018db93" officeooo:paragraph-rsid="0018db93" style:font-size-asian="9.60000038146973pt" style:font-weight-asian="normal" style:font-size-complex="11pt" style:font-weight-complex="normal"/>
    </style:style>
    <style:style style:name="P17"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officeooo:rsid="00187928" officeooo:paragraph-rsid="00187928" style:font-size-asian="9.60000038146973pt" style:font-weight-asian="normal" style:font-size-complex="11pt" style:font-weight-complex="normal"/>
    </style:style>
    <style:style style:name="P18"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87928" officeooo:paragraph-rsid="00187928" style:font-size-asian="9.60000038146973pt" style:font-weight-asian="norm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officeooo:rsid="001c5910" officeooo:paragraph-rsid="00208a03" style:font-size-asian="9.60000038146973pt" style:font-weight-asian="normal" style:font-size-complex="11pt" style:font-weight-complex="normal"/>
    </style:style>
    <style:style style:name="P20"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officeooo:rsid="001ac262" officeooo:paragraph-rsid="00208a03" style:font-size-asian="9.60000038146973pt" style:font-weight-asian="normal" style:font-size-complex="11pt" style:font-weight-complex="normal"/>
    </style:style>
    <style:style style:name="P21"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officeooo:rsid="001db869" officeooo:paragraph-rsid="00208a03" style:font-size-asian="9.60000038146973pt" style:font-weight-asian="normal" style:font-size-complex="11pt" style:font-weight-complex="normal"/>
    </style:style>
    <style:style style:name="P22"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officeooo:rsid="001e1953" officeooo:paragraph-rsid="00208a03" style:font-size-asian="9.60000038146973pt" style:font-weight-asian="normal" style:font-size-complex="11pt" style:font-weight-complex="normal"/>
    </style:style>
    <style:style style:name="P23"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officeooo:rsid="0020ea12" officeooo:paragraph-rsid="0020ea12" style:font-size-asian="9.60000038146973pt" style:font-weight-asian="normal" style:font-size-complex="11pt" style:font-weight-complex="normal"/>
    </style:style>
    <style:style style:name="P24"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officeooo:rsid="0024eb71" officeooo:paragraph-rsid="0026a499" style:font-size-asian="9.60000038146973pt" style:font-weight-asian="normal" style:font-size-complex="11pt" style:font-weight-complex="normal"/>
    </style:style>
    <style:style style:name="P25"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officeooo:rsid="0021253c" officeooo:paragraph-rsid="0021253c" style:font-size-asian="9.60000038146973pt" style:font-weight-asian="normal" style:font-size-complex="11pt" style:font-weight-complex="normal"/>
    </style:style>
    <style:style style:name="P26" style:family="paragraph" style:parent-style-name="Standard">
      <style:paragraph-properties fo:line-height="200%" fo:text-align="center" style:justify-single-word="false"/>
      <style:text-properties style:font-name="Arial" fo:font-size="15pt" style:text-underline-style="none" fo:font-weight="bold" officeooo:rsid="001f989d" officeooo:paragraph-rsid="001f989d" style:font-size-asian="13.1000003814697pt" style:font-weight-asian="bold" style:font-size-complex="15pt" style:font-weight-complex="bold"/>
    </style:style>
    <style:style style:name="P27" style:family="paragraph" style:parent-style-name="Standard">
      <style:paragraph-properties fo:line-height="150%" fo:text-align="start" style:justify-single-word="false"/>
      <style:text-properties style:font-name="Arial" fo:font-size="13pt" style:text-underline-style="none" fo:font-weight="bold" officeooo:rsid="001615b2" officeooo:paragraph-rsid="001615b2" style:font-size-asian="11.3500003814697pt" style:font-weight-asian="bold" style:font-size-complex="13pt" style:font-weight-complex="bold"/>
    </style:style>
    <style:style style:name="P28" style:family="paragraph" style:parent-style-name="Standard">
      <style:paragraph-properties fo:line-height="150%" fo:text-align="center" style:justify-single-word="false"/>
      <style:text-properties style:font-name="Arial" fo:font-size="13pt" style:text-underline-style="none" fo:font-weight="bold" officeooo:rsid="001615b2" officeooo:paragraph-rsid="001615b2" style:font-size-asian="11.3500003814697pt" style:font-weight-asian="bold" style:font-size-complex="13pt" style:font-weight-complex="bold"/>
    </style:style>
    <style:style style:name="P29" style:family="paragraph" style:parent-style-name="Standard">
      <style:paragraph-properties fo:line-height="150%" fo:text-align="center" style:justify-single-word="false"/>
      <style:text-properties style:font-name="Arial" fo:font-size="13pt" style:text-underline-style="none" fo:font-weight="bold" officeooo:rsid="00187928" officeooo:paragraph-rsid="00187928" style:font-size-asian="11.3500003814697pt" style:font-weight-asian="bold" style:font-size-complex="13pt" style:font-weight-complex="bold"/>
    </style:style>
    <style:style style:name="P30" style:family="paragraph" style:parent-style-name="Standard">
      <style:paragraph-properties fo:line-height="150%" fo:text-align="center" style:justify-single-word="false"/>
      <style:text-properties style:font-name="Arial" fo:font-size="13pt" style:text-underline-style="solid" style:text-underline-width="auto" style:text-underline-color="font-color" fo:font-weight="bold" officeooo:rsid="0018db93" officeooo:paragraph-rsid="0018db93" style:font-size-asian="11.3500003814697pt" style:font-weight-asian="bold" style:font-size-complex="13pt" style:font-weight-complex="bold"/>
    </style:style>
    <style:style style:name="P31"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408ebb" officeooo:paragraph-rsid="004b140e" style:font-size-asian="9.60000038146973pt" style:font-weight-asian="normal" style:font-size-complex="11pt" style:font-weight-complex="normal"/>
    </style:style>
    <style:style style:name="P32"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1c5910" officeooo:paragraph-rsid="001c5910" style:font-size-asian="9.60000038146973pt" style:font-weight-asian="normal" style:font-size-complex="11pt" style:font-weight-complex="normal"/>
    </style:style>
    <style:style style:name="P33"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208a03" officeooo:paragraph-rsid="00208a03" style:font-size-asian="9.60000038146973pt" style:font-weight-asian="normal" style:font-size-complex="11pt" style:font-weight-complex="normal"/>
    </style:style>
    <style:style style:name="P34"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208a03" officeooo:paragraph-rsid="0021253c" style:font-size-asian="9.60000038146973pt" style:font-weight-asian="normal" style:font-size-complex="11pt" style:font-weight-complex="normal"/>
    </style:style>
    <style:style style:name="P35"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1e1953" officeooo:paragraph-rsid="00208a03" style:font-size-asian="9.60000038146973pt" style:font-weight-asian="normal" style:font-size-complex="11pt" style:font-weight-complex="normal"/>
    </style:style>
    <style:style style:name="P36"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21253c" officeooo:paragraph-rsid="0026a499" style:font-size-asian="9.60000038146973pt" style:font-weight-asian="normal" style:font-size-complex="11pt" style:font-weight-complex="normal"/>
    </style:style>
    <style:style style:name="P37"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21253c" officeooo:paragraph-rsid="0021253c" style:font-size-asian="9.60000038146973pt" style:font-weight-asian="normal" style:font-size-complex="11pt" style:font-weight-complex="normal"/>
    </style:style>
    <style:style style:name="P38"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1f989d" officeooo:paragraph-rsid="001c5910" style:font-size-asian="9.60000038146973pt" style:font-weight-asian="normal" style:font-size-complex="11pt" style:font-weight-complex="normal"/>
    </style:style>
    <style:style style:name="P39"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1d4009" officeooo:paragraph-rsid="0021253c" style:font-size-asian="9.60000038146973pt" style:font-weight-asian="normal" style:font-size-complex="11pt" style:font-weight-complex="normal"/>
    </style:style>
    <style:style style:name="P40"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3757b6" officeooo:paragraph-rsid="003757b6" style:font-size-asian="9.60000038146973pt" style:font-weight-asian="normal" style:font-size-complex="11pt" style:font-weight-complex="normal"/>
    </style:style>
    <style:style style:name="P41"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242869" officeooo:paragraph-rsid="00242869" style:font-size-asian="9.60000038146973pt" style:font-weight-asian="normal" style:font-size-complex="11pt" style:font-weight-complex="normal"/>
    </style:style>
    <style:style style:name="P42"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24eb71" officeooo:paragraph-rsid="0024eb71" style:font-size-asian="9.60000038146973pt" style:font-weight-asian="normal" style:font-size-complex="11pt" style:font-weight-complex="normal"/>
    </style:style>
    <style:style style:name="P43"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282748" officeooo:paragraph-rsid="0034276c" style:font-size-asian="9.60000038146973pt" style:font-weight-asian="normal" style:font-size-complex="11pt" style:font-weight-complex="normal"/>
    </style:style>
    <style:style style:name="P44"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29a326" officeooo:paragraph-rsid="002d38c7" style:font-size-asian="9.60000038146973pt" style:font-weight-asian="normal" style:font-size-complex="11pt" style:font-weight-complex="normal"/>
    </style:style>
    <style:style style:name="P45"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29a326" officeooo:paragraph-rsid="0037ab8d" style:font-size-asian="9.60000038146973pt" style:font-weight-asian="normal" style:font-size-complex="11pt" style:font-weight-complex="normal"/>
    </style:style>
    <style:style style:name="P46"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3823aa" officeooo:paragraph-rsid="003823aa" style:font-size-asian="9.60000038146973pt" style:font-weight-asian="normal" style:font-size-complex="11pt" style:font-weight-complex="normal"/>
    </style:style>
    <style:style style:name="P47"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823aa" officeooo:paragraph-rsid="003823aa" style:font-size-asian="9.60000038146973pt" style:font-weight-asian="normal" style:font-size-complex="11pt" style:font-weight-complex="normal"/>
    </style:style>
    <style:style style:name="P48"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2d38c7" officeooo:paragraph-rsid="003823aa" style:font-size-asian="9.60000038146973pt" style:font-weight-asian="normal" style:font-size-complex="11pt" style:font-weight-complex="normal"/>
    </style:style>
    <style:style style:name="P49"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2f75cc" officeooo:paragraph-rsid="002f75cc" style:font-size-asian="9.60000038146973pt" style:font-weight-asian="normal" style:font-size-complex="11pt" style:font-weight-complex="normal"/>
    </style:style>
    <style:style style:name="P50"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37ab8d" officeooo:paragraph-rsid="0037ab8d" style:font-size-asian="9.60000038146973pt" style:font-weight-asian="normal" style:font-size-complex="11pt" style:font-weight-complex="normal"/>
    </style:style>
    <style:style style:name="P51"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7ab8d" officeooo:paragraph-rsid="0037ab8d" style:font-size-asian="9.60000038146973pt" style:font-weight-asian="normal" style:font-size-complex="11pt" style:font-weight-complex="normal"/>
    </style:style>
    <style:style style:name="P52"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385fa2" officeooo:paragraph-rsid="003960fc" style:font-size-asian="9.60000038146973pt" style:font-weight-asian="normal" style:font-size-complex="11pt" style:font-weight-complex="normal"/>
    </style:style>
    <style:style style:name="P53"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3b5f6c" officeooo:paragraph-rsid="003b5f6c" style:font-size-asian="9.60000038146973pt" style:font-weight-asian="normal" style:font-size-complex="11pt" style:font-weight-complex="normal"/>
    </style:style>
    <style:style style:name="P54"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3bd8b2" officeooo:paragraph-rsid="003bd8b2" style:font-size-asian="9.60000038146973pt" style:font-weight-asian="normal" style:font-size-complex="11pt" style:font-weight-complex="normal"/>
    </style:style>
    <style:style style:name="P55"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3d8853" officeooo:paragraph-rsid="003d8853" style:font-size-asian="9.60000038146973pt" style:font-weight-asian="normal" style:font-size-complex="11pt" style:font-weight-complex="normal"/>
    </style:style>
    <style:style style:name="P56"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d8853" officeooo:paragraph-rsid="003d8853" style:font-size-asian="9.60000038146973pt" style:font-weight-asian="normal" style:font-size-complex="11pt" style:font-weight-complex="normal"/>
    </style:style>
    <style:style style:name="P57"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3eee78" officeooo:paragraph-rsid="003eee78" style:font-size-asian="9.60000038146973pt" style:font-weight-asian="normal" style:font-size-complex="11pt" style:font-weight-complex="normal"/>
    </style:style>
    <style:style style:name="P58"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eee78" officeooo:paragraph-rsid="003eee78" style:font-size-asian="9.60000038146973pt" style:font-weight-asian="normal" style:font-size-complex="11pt" style:font-weight-complex="normal"/>
    </style:style>
    <style:style style:name="P59"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3f9bdd" officeooo:paragraph-rsid="003f9bdd" style:font-size-asian="9.60000038146973pt" style:font-weight-asian="normal" style:font-size-complex="11pt" style:font-weight-complex="normal"/>
    </style:style>
    <style:style style:name="P60"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3f9bdd" officeooo:paragraph-rsid="0040171c" style:font-size-asian="9.60000038146973pt" style:font-weight-asian="normal" style:font-size-complex="11pt" style:font-weight-complex="normal"/>
    </style:style>
    <style:style style:name="P61" style:family="paragraph" style:parent-style-name="Standard">
      <style:paragraph-properties fo:line-height="150%" fo:text-align="start" style:justify-single-word="false"/>
      <style:text-properties fo:font-variant="normal" fo:text-transform="none" style:font-name="Arial" fo:font-size="11pt" fo:letter-spacing="normal" fo:font-style="normal" style:text-underline-style="none" fo:font-weight="normal" officeooo:rsid="003f9bdd" officeooo:paragraph-rsid="003f9bdd" style:font-size-asian="9.60000038146973pt" style:font-weight-asian="normal" style:font-size-complex="11pt" style:font-weight-complex="normal"/>
    </style:style>
    <style:style style:name="P62" style:family="paragraph" style:parent-style-name="Standard">
      <style:paragraph-properties fo:line-height="150%" fo:text-align="justify" style:justify-single-word="false"/>
      <style:text-properties fo:font-variant="normal" fo:text-transform="none" style:font-name="Arial" fo:font-size="11pt" fo:letter-spacing="normal" fo:font-style="normal" style:text-underline-style="none" fo:font-weight="normal" officeooo:rsid="0040171c" officeooo:paragraph-rsid="0040171c" style:font-size-asian="9.60000038146973pt" style:font-weight-asian="normal" style:font-size-complex="11pt" style:font-weight-complex="normal"/>
    </style:style>
    <style:style style:name="P63" style:family="paragraph" style:parent-style-name="Standard">
      <style:paragraph-properties fo:line-height="150%" fo:text-align="center" style:justify-single-word="false"/>
      <style:text-properties fo:font-variant="normal" fo:text-transform="none" style:font-name="Arial" fo:font-size="13pt" fo:letter-spacing="normal" fo:font-style="normal" style:text-underline-style="none" fo:font-weight="bold" officeooo:rsid="0024eb71" officeooo:paragraph-rsid="0024eb71" style:font-size-asian="11.3500003814697pt" style:font-weight-asian="bold" style:font-size-complex="13pt" style:font-weight-complex="bold"/>
    </style:style>
    <style:style style:name="P64" style:family="paragraph" style:parent-style-name="Standard">
      <style:paragraph-properties fo:line-height="150%" fo:text-align="center" style:justify-single-word="false"/>
      <style:text-properties fo:font-variant="normal" fo:text-transform="none" style:font-name="Arial" fo:font-size="13pt" fo:letter-spacing="normal" fo:font-style="normal" style:text-underline-style="none" fo:font-weight="bold" officeooo:rsid="003823aa" officeooo:paragraph-rsid="003823aa" style:font-size-asian="11.3500003814697pt" style:font-weight-asian="bold" style:font-size-complex="13pt" style:font-weight-complex="bold"/>
    </style:style>
    <style:style style:name="P65" style:family="paragraph" style:parent-style-name="Standard">
      <style:paragraph-properties fo:line-height="150%" fo:text-align="center" style:justify-single-word="false"/>
      <style:text-properties fo:font-variant="normal" fo:text-transform="none" style:font-name="Arial" fo:font-size="13pt" fo:letter-spacing="normal" fo:font-style="normal" style:text-underline-style="none" fo:font-weight="bold" officeooo:rsid="003d8853" officeooo:paragraph-rsid="003d8853" style:font-size-asian="11.3500003814697pt" style:font-weight-asian="bold" style:font-size-complex="13pt" style:font-weight-complex="bold"/>
    </style:style>
    <style:style style:name="P66" style:family="paragraph" style:parent-style-name="Standard">
      <style:paragraph-properties fo:line-height="150%" fo:text-align="center" style:justify-single-word="false"/>
      <style:text-properties fo:font-variant="normal" fo:text-transform="none" style:font-name="Arial" fo:font-size="13pt" fo:letter-spacing="normal" fo:font-style="normal" style:text-underline-style="none" fo:font-weight="bold" officeooo:rsid="003eee78" officeooo:paragraph-rsid="003eee78" style:font-size-asian="11.3500003814697pt" style:font-weight-asian="bold" style:font-size-complex="13pt" style:font-weight-complex="bold"/>
    </style:style>
    <style:style style:name="P67" style:family="paragraph" style:parent-style-name="Standard">
      <style:paragraph-properties fo:line-height="150%" fo:text-align="center" style:justify-single-word="false"/>
      <style:text-properties fo:font-variant="normal" fo:text-transform="none" style:font-name="Arial" fo:font-size="13pt" fo:letter-spacing="normal" fo:font-style="normal" style:text-underline-style="none" fo:font-weight="bold" officeooo:rsid="003f9bdd" officeooo:paragraph-rsid="003f9bdd" style:font-size-asian="11.3500003814697pt" style:font-weight-asian="bold" style:font-size-complex="13pt" style:font-weight-complex="bold"/>
    </style:style>
    <style:style style:name="P68" style:family="paragraph" style:parent-style-name="Standard">
      <style:paragraph-properties fo:line-height="150%" fo:text-align="center" style:justify-single-word="false"/>
      <style:text-properties fo:font-variant="normal" fo:text-transform="none" style:font-name="Arial" fo:font-size="15pt" fo:letter-spacing="normal" fo:font-style="normal" style:text-underline-style="none" fo:font-weight="bold" officeooo:rsid="003eee78" officeooo:paragraph-rsid="003eee78" style:font-size-asian="15pt" style:font-weight-asian="bold" style:font-size-complex="15pt" style:font-weight-complex="bold"/>
    </style:style>
    <style:style style:name="T1" style:family="text">
      <style:text-properties style:text-underline-style="none"/>
    </style:style>
    <style:style style:name="T2" style:family="text">
      <style:text-properties style:text-underline-style="none" officeooo:rsid="00187928"/>
    </style:style>
    <style:style style:name="T3" style:family="text">
      <style:text-properties style:text-underline-style="none" officeooo:rsid="001ac262"/>
    </style:style>
    <style:style style:name="T4" style:family="text">
      <style:text-properties style:text-underline-style="none" officeooo:rsid="001db869"/>
    </style:style>
    <style:style style:name="T5" style:family="text">
      <style:text-properties style:text-underline-style="none" officeooo:rsid="001e1953"/>
    </style:style>
    <style:style style:name="T6" style:family="text">
      <style:text-properties style:text-underline-style="none" officeooo:rsid="00402caa"/>
    </style:style>
    <style:style style:name="T7" style:family="text">
      <style:text-properties style:text-underline-style="none" officeooo:rsid="0049411a"/>
    </style:style>
    <style:style style:name="T8" style:family="text">
      <style:text-properties fo:font-variant="normal" fo:text-transform="none" fo:letter-spacing="normal" fo:font-style="normal" style:text-underline-style="none"/>
    </style:style>
    <style:style style:name="T9" style:family="text">
      <style:text-properties fo:font-variant="normal" fo:text-transform="none" fo:letter-spacing="normal" fo:font-style="normal" style:text-underline-style="none" officeooo:rsid="0018db93"/>
    </style:style>
    <style:style style:name="T10" style:family="text">
      <style:text-properties fo:font-variant="normal" fo:text-transform="none" fo:letter-spacing="normal" fo:font-style="normal" style:text-underline-style="none" officeooo:rsid="001ac262"/>
    </style:style>
    <style:style style:name="T11" style:family="text">
      <style:text-properties fo:font-variant="normal" fo:text-transform="none" fo:letter-spacing="normal" fo:font-style="normal" style:text-underline-style="none" officeooo:rsid="001c5910"/>
    </style:style>
    <style:style style:name="T12" style:family="text">
      <style:text-properties fo:font-variant="normal" fo:text-transform="none" fo:letter-spacing="normal" fo:font-style="normal" style:text-underline-style="none" officeooo:rsid="001d4009"/>
    </style:style>
    <style:style style:name="T13" style:family="text">
      <style:text-properties fo:font-variant="normal" fo:text-transform="none" fo:letter-spacing="normal" fo:font-style="normal" style:text-underline-style="none" officeooo:rsid="001db869"/>
    </style:style>
    <style:style style:name="T14" style:family="text">
      <style:text-properties fo:font-variant="normal" fo:text-transform="none" fo:letter-spacing="normal" fo:font-style="normal" style:text-underline-style="none" officeooo:rsid="001e1953"/>
    </style:style>
    <style:style style:name="T15" style:family="text">
      <style:text-properties fo:font-variant="normal" fo:text-transform="none" fo:letter-spacing="normal" fo:font-style="normal" style:text-underline-style="none" officeooo:rsid="001f989d"/>
    </style:style>
    <style:style style:name="T16" style:family="text">
      <style:text-properties fo:font-variant="normal" fo:text-transform="none" fo:letter-spacing="normal" fo:font-style="normal" style:text-underline-style="none" officeooo:rsid="0021253c"/>
    </style:style>
    <style:style style:name="T17" style:family="text">
      <style:text-properties fo:font-variant="normal" fo:text-transform="none" fo:letter-spacing="normal" fo:font-style="normal" style:text-underline-style="none" officeooo:rsid="0022fc8c"/>
    </style:style>
    <style:style style:name="T18" style:family="text">
      <style:text-properties fo:font-variant="normal" fo:text-transform="none" fo:letter-spacing="normal" fo:font-style="normal" style:text-underline-style="none" officeooo:rsid="00242869"/>
    </style:style>
    <style:style style:name="T19" style:family="text">
      <style:text-properties fo:font-variant="normal" fo:text-transform="none" fo:letter-spacing="normal" fo:font-style="normal" style:text-underline-style="none" officeooo:rsid="0026a499"/>
    </style:style>
    <style:style style:name="T20" style:family="text">
      <style:text-properties fo:font-variant="normal" fo:text-transform="none" fo:letter-spacing="normal" fo:font-style="normal" style:text-underline-style="none" officeooo:rsid="0026db7b"/>
    </style:style>
    <style:style style:name="T21" style:family="text">
      <style:text-properties fo:font-variant="normal" fo:text-transform="none" fo:letter-spacing="normal" fo:font-style="normal" style:text-underline-style="none" officeooo:rsid="0032aec0"/>
    </style:style>
    <style:style style:name="T22" style:family="text">
      <style:text-properties fo:font-variant="normal" fo:text-transform="none" fo:letter-spacing="normal" fo:font-style="normal" style:text-underline-style="none" officeooo:rsid="0032f15f"/>
    </style:style>
    <style:style style:name="T23" style:family="text">
      <style:text-properties officeooo:rsid="0029a326"/>
    </style:style>
    <style:style style:name="T24" style:family="text">
      <style:text-properties officeooo:rsid="002b6839"/>
    </style:style>
    <style:style style:name="T25" style:family="text">
      <style:text-properties officeooo:rsid="002f2513"/>
    </style:style>
    <style:style style:name="T26" style:family="text">
      <style:text-properties officeooo:rsid="0030db9c"/>
    </style:style>
    <style:style style:name="T27" style:family="text">
      <style:text-properties officeooo:rsid="0034276c"/>
    </style:style>
    <style:style style:name="T28" style:family="text">
      <style:text-properties officeooo:rsid="003823aa"/>
    </style:style>
    <style:style style:name="T29" style:family="text">
      <style:text-properties officeooo:rsid="003b5f6c"/>
    </style:style>
    <style:style style:name="T30" style:family="text">
      <style:text-properties officeooo:rsid="003bd8b2"/>
    </style:style>
    <style:style style:name="T31" style:family="text">
      <style:text-properties officeooo:rsid="003d8853"/>
    </style:style>
    <style:style style:name="T32" style:family="text">
      <style:text-properties officeooo:rsid="003eee78"/>
    </style:style>
    <style:style style:name="T33" style:family="text">
      <style:text-properties officeooo:rsid="003f9bdd"/>
    </style:style>
    <style:style style:name="T34" style:family="text">
      <style:text-properties officeooo:rsid="0040171c"/>
    </style:style>
    <style:style style:name="T35" style:family="text">
      <style:text-properties officeooo:rsid="00408ebb"/>
    </style:style>
    <style:style style:name="T36" style:family="text">
      <style:text-properties officeooo:rsid="0049411a"/>
    </style:style>
    <style:style style:name="T37" style:family="text">
      <style:text-properties officeooo:rsid="004a4f5e"/>
    </style:style>
    <style:style style:name="T38" style:family="text">
      <style:text-properties officeooo:rsid="004b140e"/>
    </style:style>
    <style:style style:name="T39" style:family="text">
      <style:text-properties officeooo:rsid="004fd165"/>
    </style:style>
    <style:style style:name="T40" style:family="text">
      <style:text-properties fo:font-size="9pt" officeooo:rsid="004fd165" style:font-size-asian="9pt" style:font-size-complex="9pt"/>
    </style:style>
    <style:style style:name="T41" style:family="text">
      <style:text-properties fo:font-size="10pt" officeooo:rsid="004fd165" style:font-size-asian="10pt" style:font-size-complex="10pt"/>
    </style:style>
    <style:style style:name="T42" style:family="text">
      <style:text-properties fo:font-size="10.5pt" officeooo:rsid="004fd165" style:font-size-asian="10.5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haltsverzeichnis</text:p>
      <text:p text:style-name="P2"/>
      <text:p text:style-name="P2"/>
      <text:p text:style-name="P2"/>
      <text:p text:style-name="P2"/>
      <text:p text:style-name="P2"/>
      <text:p text:style-name="P5">1. Darstellung der Projektphasen</text:p>
      <text:p text:style-name="P3">1.1 Ausgangssituation<text:tab/><text:tab/><text:tab/><text:tab/><text:tab/><text:tab/><text:tab/><text:tab/><text:tab/><text:tab/><text:span text:style-name="T41">2</text:span></text:p>
      <text:p text:style-name="P3">1.2 Anforderungsdefinition<text:tab/><text:tab/><text:tab/><text:tab/><text:tab/><text:tab/><text:tab/><text:tab/><text:tab/><text:tab/><text:span text:style-name="T41">2</text:span></text:p>
      <text:p text:style-name="P3">1.3 Planung<text:tab/><text:tab/><text:tab/><text:tab/><text:tab/><text:tab/><text:tab/><text:tab/><text:tab/><text:tab/><text:tab/><text:tab/><text:span text:style-name="T41">2</text:span></text:p>
      <text:p text:style-name="P3">1.4 Durchführung<text:tab/><text:tab/><text:tab/><text:tab/><text:tab/><text:tab/><text:tab/><text:tab/><text:tab/><text:tab/><text:tab/><text:span text:style-name="T41">4</text:span></text:p>
      <text:p text:style-name="P3">1.5 Darstellung fachlicher und technischer Zusammenhänge und Funktionsweisen<text:tab/><text:tab/><text:span text:style-name="T41">5</text:span></text:p>
      <text:p text:style-name="P3">1.6 Kontrolle / Test<text:tab/><text:tab/><text:tab/><text:tab/><text:tab/><text:tab/><text:tab/><text:tab/><text:tab/><text:tab/><text:tab/><text:span text:style-name="T41">5</text:span></text:p>
      <text:p text:style-name="P3"/>
      <text:p text:style-name="P5">2. Reflexion der Ergebnisse und Zielerreichung</text:p>
      <text:p text:style-name="P3">2.1 Review des Produkts / Qualitätssicherung<text:tab/><text:tab/><text:tab/><text:tab/><text:tab/><text:tab/><text:tab/><text:span text:style-name="T41">6</text:span></text:p>
      <text:p text:style-name="P3">2.2 Retrospektive des Prozesses / Fazit<text:tab/><text:tab/><text:tab/><text:tab/><text:tab/><text:tab/><text:tab/><text:tab/><text:span text:style-name="T41">6</text:span></text:p>
      <text:p text:style-name="P3"/>
      <text:p text:style-name="P6">3. Anhang</text:p>
      <text:p text:style-name="P4">3.1 Gantt-Diagramm</text:p>
      <text:p text:style-name="P4">3.2 Ressourcenplan</text:p>
      <text:p text:style-name="P4">3.3 Klassendiagramm</text:p>
      <text:p text:style-name="P4">3.4 Komponentendiagramm</text:p>
      <text:p text:style-name="P9"/>
      <text:p text:style-name="P9"/>
      <text:p text:style-name="P3"/>
      <text:p text:style-name="P3"/>
      <text:p text:style-name="P3"/>
      <text:p text:style-name="P3"/>
      <text:p text:style-name="P7"/>
      <text:p text:style-name="P26"><text:soft-page-break/>1. Darstellung der Projektphasen</text:p>
      <text:p text:style-name="P10">Im ersten Teil der Dokumentation beschreibe ich die Ausgangslage, die Anforderungen an das Projekt gefolgt von der Planung und der tatsächlichen Durchführung. Abschließend beschreibe ich die technischen Zusammenhänge sowie, wie die Qualitätssicherung realisiert ist.</text:p>
      <text:p text:style-name="P28"/>
      <text:p text:style-name="P28">1.1 Ausgangssituation</text:p>
      <text:p text:style-name="P27"/>
      <text:p text:style-name="P15"><text:span text:style-name="T1">Aufgrund meines Quereinstiegs in die Projekt</text:span><text:span text:style-name="T6">arbeit</text:span><text:span text:style-name="T1">, bin ich alleine für alle Bereiche der Projektentwicklung zuständig. Das Spiel Asteroids </text:span><text:span text:style-name="T2">wähle ich, </text:span><text:span text:style-name="T1">da es mir in der zur Verfügung </text:span><text:span text:style-name="T7">stehenden</text:span><text:span text:style-name="T1"> Zeit, machbar ersch</text:span><text:span text:style-name="T4">eint.</text:span></text:p>
      <text:p text:style-name="P11"/>
      <text:p text:style-name="P11"/>
      <text:p text:style-name="P29">1.2 Anforderungsdefinition</text:p>
      <text:p text:style-name="P12"/>
      <text:p text:style-name="P13">Ziel des Projekts ist die Erstellung eines Asteroid-Klons mit begrenztem Umfang.</text:p>
      <text:p text:style-name="P16"><text:span text:style-name="T1">Der </text:span><text:span text:style-name="T5">h</text:span><text:span text:style-name="T1">auptsächliche </text:span><text:span text:style-name="T5">N</text:span><text:span text:style-name="T1">utzen dieses Projekts ist </text:span><text:span text:style-name="T5">es,</text:span><text:span text:style-name="T1"> mehr über die Planung und die Organisation von </text:span><text:span text:style-name="T3">Software</text:span><text:span text:style-name="T1">projekten zu lernen.</text:span></text:p>
      <text:p text:style-name="P13"/>
      <text:p text:style-name="P14">Die Projektspezifikation lautet wie folgt:</text:p>
      <text:p text:style-name="P17"><text:span text:style-name="T8">„Es gibt ein Raumschiff das mit den Pfeiltasten gesteuert werden kann. Mit den Pfeiltasten Rechts und Links kann das Raums</text:span><text:span text:style-name="T9">ch</text:span><text:span text:style-name="T8">iff gedreht werden. Mit der Pfeiltaste Hoch kann beschleunigt werden und mit der Space Taste </text:span><text:span text:style-name="T9">k</text:span><text:span text:style-name="T8">ann geschossen werden. Während des Spiels fliegen Asteroiden durch das Spielfeld. Wenn das Raumschiff von einem Asteroiden berührt wird, ist das Spiel zu Ende und der Spieler bekommt die Spielzeit präsentiert, die das Raumschiff überlebt hat.“</text:span></text:p>
      <text:p text:style-name="P18"/>
      <text:p text:style-name="P18"/>
      <text:p text:style-name="P30"><text:span text:style-name="T8">1.3 </text:span><text:span text:style-name="T10">Planung</text:span></text:p>
      <text:p text:style-name="P32"/>
      <text:p text:style-name="P33">Bei der Projektplanung lege ich den Fokus auf das Ressourcen- und Zeitmanagement.</text:p>
      <text:p text:style-name="P19"><text:span text:style-name="T8">Die Projektplanung läuft in </text:span><text:span text:style-name="T13">vier</text:span><text:span text:style-name="T8"> Schritten ab:</text:span></text:p>
      <text:p text:style-name="P20"><text:span text:style-name="T8">1. Wahl des Projekts, </text:span><text:span text:style-name="T11">mit zeitlicher Machbarkeit als</text:span><text:span text:style-name="T8"> Hauptfaktor.</text:span></text:p>
      <text:p text:style-name="P20"><text:span text:style-name="T8">2.</text:span><text:span text:style-name="T11"> Auflistung der zu verrichtenden Aufgaben.</text:span></text:p>
      <text:p text:style-name="P21"><text:span text:style-name="T11">3. </text:span><text:span text:style-name="T8">Einteilung in </text:span><text:span text:style-name="T14">ü</text:span><text:span text:style-name="T8">bergeordnete Planungspunkte.</text:span></text:p>
      <text:p text:style-name="P19"><text:span text:style-name="T13">4</text:span><text:span text:style-name="T8">. Zuordnung von Zeitumfängen zu Aufgaben.</text:span></text:p>
      <text:p text:style-name="P22"><text:span text:style-name="T8">Der Projektplan mitsamt Gantt-Diagramm befindet sich im Anhang (</text:span><text:span text:style-name="T15">siehe </text:span><text:span text:style-name="T8">3.1).</text:span></text:p>
      <text:p text:style-name="P35"><text:soft-page-break/></text:p>
      <text:p text:style-name="P33">Auch der Projektplan gliedert sich in vier Programmpunkte:</text:p>
      <text:p text:style-name="P33"/>
      <text:p text:style-name="P23"><text:span text:style-name="T8">Beim ersten Punkt, der Ressourcen Evaluation, geht es sowohl um die Frage welche Ressourcen benötigt werden um das Projekt erfolgreich abzuschließen als auch um d</text:span><text:span text:style-name="T16">eren</text:span><text:span text:style-name="T8"> </text:span><text:span text:style-name="T16">Eignung.</text:span></text:p>
      <text:p text:style-name="P24"><text:span text:style-name="T16">B</text:span><text:span text:style-name="T8">ei der Wahl von Python als Sprache zum </text:span><text:span text:style-name="T21">V</text:span><text:span text:style-name="T8">erwirklichen des Projekts gab es zwei ausschlaggebende Punkte. Erstens ist Zeit meine knappste Ressource und Python ist eine Sprache, in der ich schnell Ergebnisse erzielen kann und zweitens ist es für dieses Schulprojekt unnötig, den Quellcode gegenüber anderen zu verschleiern. </text:span><text:span text:style-name="T19">Die Wahl der zu verwendenden Bibliotheken fiel auf pyglet und pymunk. Pyglet ist eine „pythonische“ Fenster und Multimedia Bibliothek, die ich schon lange kenne und pymunk ein </text:span><text:span text:style-name="T22">wrapper für die</text:span><text:span text:style-name="T19"> 2D Physik-Engine </text:span><text:span text:style-name="T22">chipmunk, für die ich mich entschieden habe</text:span><text:span text:style-name="T19">, weil sie viele Möglichkeiten eröffnet das Spiel weiterzuentwickeln. Als Entwicklungsumgebung </text:span><text:span text:style-name="T22">benutze</text:span><text:span text:style-name="T19"> ich </text:span><text:span text:style-name="T22">aus Gewohnheit </text:span><text:span text:style-name="T19">tmux und vim im Terminal und zum </text:span><text:span text:style-name="T21">E</text:span><text:span text:style-name="T19">rstellen des Klassendiagramms </text:span><text:span text:style-name="T22">D</text:span><text:span text:style-name="T19">rawio, weil wir in der Firma </text:span><text:span text:style-name="T22">D</text:span><text:span text:style-name="T19">rawio verwenden und ich den Umgang mit Drawio besser erlernen möchte.</text:span></text:p>
      <text:p text:style-name="P36">Die Ressourcen Evaluation schließt mit dem „Milestone 1“ ab, welcher durch einen vollständigen Ressourcenplan erreicht ist. Der Ressourcenplan befindet sich im Anhang (siehe 3.2)</text:p>
      <text:p text:style-name="P34"/>
      <text:p text:style-name="P37">Beim zweiten Punkt, der Programmplanung, geht es um die vorab Modellierung der Software.</text:p>
      <text:p text:style-name="P25"><text:span text:style-name="T12">I</text:span><text:span text:style-name="T8">n diesem Fall entschied ich mich für ein sogenanntes Klassendiagramm, </text:span><text:span text:style-name="T18">dessen Fertigstellung den „Milestone 2“ darstellt</text:span><text:span text:style-name="T8">. Das Klassendiagram</text:span><text:span text:style-name="T17">m</text:span><text:span text:style-name="T8"> befindet sich im Anhang (siehe 3.3).</text:span></text:p>
      <text:p text:style-name="P38"/>
      <text:p text:style-name="P25"><text:span text:style-name="T15">D</text:span><text:span text:style-name="T8">er dritte Punkt, die Implementation, </text:span><text:span text:style-name="T17">ist eine Aufgabe, die sich schwer vorab in Unterpunkte gliedern lässt. Die Implementation der vorab geplanten Komponenten, deren Verknüpfung und das </text:span><text:span text:style-name="T22">T</text:span><text:span text:style-name="T17">esten der Funktion sind ein ständiger </text:span><text:span text:style-name="T22">i</text:span><text:span text:style-name="T17">nteraktiver Prozess, der sich </text:span><text:span text:style-name="T18">meiner Erfahrung nach</text:span><text:span text:style-name="T17"> auch nur </text:span><text:span text:style-name="T22">i</text:span><text:span text:style-name="T17">nteraktiv planen lässt.</text:span><text:span text:style-name="T18"> Der dritte Meilenstein ist der funktionierende Asteroids-Klon mit allen unter </text:span><text:span text:style-name="T22">1.</text:span><text:span text:style-name="T18">2 spezifizierten Funktionen. </text:span><text:span text:style-name="T20">Der Quellcode ist online unter </text:span><text:a xlink:type="simple" xlink:href="https://github.com/moeb/asteroids" text:style-name="Internet_20_link" text:visited-style-name="Visited_20_Internet_20_Link">https://github.com/moeb/asteroids</text:a><text:span text:style-name="T20"> zu finden.</text:span></text:p>
      <text:p text:style-name="P39"/>
      <text:p text:style-name="P40">Beim vierten Punkt, der Präsentation, ist wie sie zu erfolgen hat unklar. Entsprechend ist sie schwierig zu planen. Die Unterpunkte spiegeln meine Unsicherheit wieder. Letztendlich kann die Präsentation erst dann richtig <text:span text:style-name="T36">a</text:span>usgearbeitet werden, wenn Ergebnisse aus den vorherigen Punkten vorliegen.</text:p>
      <text:p text:style-name="P41"/>
      <text:p text:style-name="P41"/>
      <text:p text:style-name="P41"/>
      <text:p text:style-name="P41"/>
      <text:p text:style-name="P41"><text:soft-page-break/></text:p>
      <text:p text:style-name="P63">1.4 Durchführung</text:p>
      <text:p text:style-name="P42"/>
      <text:p text:style-name="P43">Von Anfang an nahm die Organisation und das <text:span text:style-name="T27">L</text:span>ernen über die Organisation sehr viel mehr Zeit in Anspruch, als die eigentliche Implementation. <text:span text:style-name="T27">Sowohl </text:span>herauszufinden was gefordert ist, als auch die Beschäftigung mit dem Gantt-Diagramm <text:span text:style-name="T27">f</text:span>orderte<text:span text:style-name="T27">n</text:span> vorab viel Zeit. Nach mehreren <text:span text:style-name="T27">V</text:span>ersuchen mit Excel und verschiedenen Programmplanungsprogrammen, entschied ich mich <text:span text:style-name="T27">s</text:span>chlussendlich für die <text:span text:style-name="T38">für mich </text:span>einfachste Alternative, <text:span text:style-name="T23">einer Vorlage für LibreOffice Calc. Bei sämtlichen Gantt-Diagramm-Programmen waren Tage die kleinste Zeiteinheit, so auch bei der verwendeten Vorlage.</text:span></text:p>
      <text:p text:style-name="P44">Um dennoch einen Wasserfalleffekt zu erzielen, entschied ich mich dafür, die Aufgaben über eine ganze Woche zu strecken. <text:span text:style-name="T28">Was als Dokumentation gefordert war, habe ich am Anfang übersehen.</text:span></text:p>
      <text:p text:style-name="P46">Ansonsten wäre diese ein eigener Programmpunkt geworden.</text:p>
      <text:p text:style-name="P44"/>
      <text:p text:style-name="P45">Die tatsächliche Abarbeitung der ersten drei Programmpunkte fand fast vollständig an den Tagen Montag und Dienstag statt.</text:p>
      <text:p text:style-name="P45"/>
      <text:p text:style-name="P45">Die Ressourcenevaluation nahm speziell wenig Zeit ein, weil <text:span text:style-name="T24">mir viele Bibliotheken und Software-Tools bereits bekannt waren. Entsprechend brauchte ich nicht länger als eine halbe Stunde um den ersten Meilenstein zu erreichen. Ungeplant war sowohl die Beschaffung der Ressourcen, als auch die Einrichtung der Softwaretools. Der Zeitaufwand lag ebenfalls bei ca. 30 Minuten zzgl. einer weiteren halben Stunde für das Erstellen der für das Spiel notwendigen Grafiken abzüglich der Grafik für das Geschoss. Dieses war zu diesem Zeitpunkt noch nicht eingeplant und ich war mir noch nicht im Klaren darüber, wie Geschosse im Spiel funktionieren sollten.</text:span></text:p>
      <text:p text:style-name="P45"/>
      <text:p text:style-name="P48">Der nächste Schritt war die Programmplanung. <text:span text:style-name="T25">Diese begann für mich nicht wie geplant damit ein Diagramm zu erstellen, sondern damit mir vorzustellen, wie das Programm funktionieren soll. Diesen Schritt kann ich nicht auf einen klaren Zeitraum begrenzen. Stattdessen begann er in dem Moment, in dem ich das Projekt ausgesucht habe. Dennoch halte ich die Erstellung eines Diagramms für äußerst hilfreich, sowohl zwecks der inneren Ordnung, als auch der Dokumentation. Davon abgesehen war der erste Versuch ein Diagramm zu erstellen nicht zu meiner Zufriedenheit. Dennoch war es als einfaches Anfangsmodell durchaus hilfreich. Das Resultat befindet sich im Anhang (siehe 3.4). Das Klassendiagramm (3.3) entstand erst nach der ersten funktionierenden Version und war nützlich dabei, einige Zusammenhänge zu vereinfachen und somit zu verbessern.</text:span></text:p>
      <text:p text:style-name="P49"/>
      <text:p text:style-name="P49">Der dritte Schritt war die Implementation. <text:span text:style-name="T26">Diese war dank der Planung größtenteils unkompliziert. Am meisten Zeit floss in Aufgaben die mit der Physik-Engine pymunk zu tun hatten. So verbrachte </text:span><text:soft-page-break/><text:span text:style-name="T26">ich bestimmt eine Stunde damit herauszufinden, wie die Rotationsgeschwindigkeit des Raumschiffes zu setzen ist und eine weitere Stunde um die Kollisionsdetektion zu verstehen. Insgesamt schätze ich die reine Implementationszeit auf ungefähr 10 - 12 Stunden.</text:span></text:p>
      <text:p text:style-name="P50"/>
      <text:p text:style-name="P51"/>
      <text:p text:style-name="P64">1.5 Darstellung fachlicher und technischer Zusammenhänge und Funktionsweisen</text:p>
      <text:p text:style-name="P47"/>
      <text:p text:style-name="P52">Beim Planen und Implementieren des Projekts orientiere ich mich am „Model-View-Controller“ Entwurfsmuster (MVC). Dabei <text:span text:style-name="T29">sind die</text:span> Modelle <text:span text:style-name="T29">Klassen aus</text:span> der Physik-Engine pymunk</text:p>
      <text:p text:style-name="P53">und der View basiert auf Sprites, Labels und Batches von pyglet. <text:span text:style-name="T30">Während des Schreibens der Dokumentation ist mir aufgefallen, wie das Programm tatsächlich zusammengesetzt sein sollte, und welche Teile des Programms welche Zuständigkeiten haben sollten. So ist es derzeit so,</text:span></text:p>
      <text:p text:style-name="P54">dass ich eine eigene Modell-Klasse angelegt habe, von der die Modelle Spaceship, Bullet und Asteroid abgeleitet werden. Das halte ich für unnötig. Die von Pymunk zur Verfügung gestellten Objekte allein reichen bereits aus, um den Modellteil in den Controllern zu bilden. Anstatt das ein AsteroidSpammer als Controller existiert, sollte es einen AsteroidController pro Asteroid geben und <text:s/>das spammen (was spawning/<text:span text:style-name="T31">spawnen</text:span> heißen sollte) in der main loop <text:span text:style-name="T31">bzw.</text:span> <text:span text:style-name="T31">einem geschedulten Callback geschehen</text:span>. Anstatt dass der Player sowohl das Spaceship als auch die Bullets kontrolliert, sollte der Player nur BulletController spawnen. Derzeit werden bei der „World“ <text:span text:style-name="T31">sowohl das Modell als auch der Controller zusammen registriert, dabei ist das unnötig, wenn der Controller direkt pymunk Objekte verwendet. Zuletzt sollte das Kollisionshandling von der World an die betroffenen Controller weitergegeben werden anstatt durch separate Callbacks behandelt zu werden.</text:span></text:p>
      <text:p text:style-name="P65"/>
      <text:p text:style-name="P65"/>
      <text:p text:style-name="P65">1.6 Kontrolle / Test</text:p>
      <text:p text:style-name="P56"/>
      <text:p text:style-name="P55">Automatisiertes <text:span text:style-name="T37">T</text:span>esten als auch das Arbeiten mit Unit-Tests überstieg den Rahmen meiner Möglichkeiten für dieses Projekt. Ansonsten teste ich natürlich immer wieder während des Entwicklungsprozesses als auch vor der Veröffentlichung. Damit das gut funktioniert, verwende ich </text:p>
      <text:p text:style-name="P55">einen „development“ Branch und einen „master“ Branch in dem Git Repository. Dabei wird der development Branch nur dann in den master Branch gemergt, wenn er eine auf Funktionsfähigkeit getestete Version enthält. <text:span text:style-name="T32">Arbeiten auf dem „master“ Branch vermeide ich wenn möglich vollständig.</text:span></text:p>
      <text:p text:style-name="P55"/>
      <text:p text:style-name="P68"><text:soft-page-break/>2. Reflexion der Ergebnisse und Zielerreichung</text:p>
      <text:p text:style-name="P58"/>
      <text:p text:style-name="P31">Im zweiten Teil der Dokumentation geht es darum zwischen der Projektspezifikation und dem gewünschten Ergebnis <text:span text:style-name="T38">zu v</text:span>ergleichen und zu reflektieren was gut geklappt hat und was nicht und warum.</text:p>
      <text:p text:style-name="P57"/>
      <text:p text:style-name="P58"/>
      <text:p text:style-name="P66">2.1 Review des Produkts / Qualitätssicherung</text:p>
      <text:p text:style-name="P58"/>
      <text:p text:style-name="P57">Die vordefinierte Projektspezifikation wurde vollständig erfüllt. Es gab einige undefinierte Szenarien, für die ich während des Projekts vorläufige Lösungen gefunden habe. Beispielsweise dazu, was passiert, wenn das Raumschiff den Bildschirm verlässt. Alles in allem ist das Projekt ein guter Anfang, auf den weiter aufgebaut werden kann.</text:p>
      <text:p text:style-name="P57"/>
      <text:p text:style-name="P57">Es gibt viele mögliche Weiterführungen für das Projekt von denen die mir persönlich wichtigste ist,</text:p>
      <text:p text:style-name="P57">die in Punkt 1.5 beschriebenen Änderungen durchzuführen, da ein festes Fundament die Grundlage für einen hohen Turm ist. <text:span text:style-name="T33">Weitere mögliche Fortführungen beinhalten Hintergrundmusik, Hintergrundbilder, Animationen, das Aufsplitten von Asteroiden in kleinere Asteroiden, eine Karte mit Planeten etc., Planeten mit Gravitation, andere Raumschiffe, aufsammelbare Gegenstände, PvP, ein Lebensbalken für Objekte und aufrüstbare Raumschiffe.</text:span></text:p>
      <text:p text:style-name="P57"/>
      <text:p text:style-name="P57"/>
      <text:p text:style-name="P67">2.2 Retrospektive des Prozesses / Fazit</text:p>
      <text:p text:style-name="P61"/>
      <text:p text:style-name="P60">Der erste Fehler, den ich gemacht habe, <text:span text:style-name="T35">war</text:span> nicht gut genug nachzuforschen, was alles gefordert wird für das Projekt. Wenn ich das Projekt noch einmal machen würde, würde ich noch vor der Projektplanung gründlich zusammentragen, was genau die Anforderungen sind und welche Ressourcen zur Verfügung stehen. Die Infos für die Dokumentation habe ich beispielsweise völlig </text:p>
      <text:p text:style-name="P60">übersehen.</text:p>
      <text:p text:style-name="P59">Was ich technisch anders machen würde, habe ich bereits in Punkt 1.5 beschrieben.</text:p>
      <text:p text:style-name="P62">Wobei das immer erst <text:span text:style-name="T37">m</text:span>öglich ist, wenn man einen Aha-Effekt hatte.</text:p>
      <text:p text:style-name="P59"/>
      <text:p text:style-name="P59">Zuletzt <text:span text:style-name="T34">hätte</text:span> ich das Projekt wenn <text:span text:style-name="T34">möglich gerne mit </text:span>anderen gemeinsam durch<text:span text:style-name="T34">geführt. Wobei mir bei diesem Projekt nicht die Wahl geblieben ist. Die Menge an Arbeit um die Projektarbeit herum, ging weit über das hinaus, was als Einzelperson in dem gegebenen Zeitrahmen umsetzbar 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60bbb" officeooo:paragraph-rsid="00360bb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19:41:22.406703274</meta:creation-date>
    <dc:date>2020-05-03T16:37:28.246384681</dc:date>
    <meta:editing-duration>PT1H45M45S</meta:editing-duration>
    <meta:editing-cycles>10</meta:editing-cycles>
    <meta:generator>LibreOffice/6.0.7.3$Linux_X86_64 LibreOffice_project/00m0$Build-3</meta:generator>
    <meta:document-statistic meta:table-count="0" meta:image-count="0" meta:object-count="0" meta:page-count="6" meta:paragraph-count="69" meta:word-count="1602" meta:character-count="11459" meta:non-whitespace-character-count="9860"/>
  </office:meta>
</office:document-meta>
</file>